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4472c4" svg:stroke-opacity="100%" draw:auto-grow-width="false" draw:auto-grow-heigh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4472c4" svg:stroke-opacity="100%" draw:auto-grow-width="false" draw:auto-grow-heigh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4472c4" svg:stroke-opacity="100%" draw:auto-grow-width="false" draw:auto-grow-height="true"/>
      <style:paragraph-properties style:font-independent-line-spacing="true" style:writing-mode="lr-tb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4472c4" svg:stroke-opacity="100%" draw:auto-grow-width="false" draw:auto-grow-heigh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draw:fill="none" draw:stroke="solid" svg:stroke-width="0.00694in" svg:stroke-color="#385723" draw:marker-end="a490" svg:stroke-opacity="100%" draw:stroke-linejoin="miter" svg:stroke-linecap="butt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>
      <style:graphic-properties draw:fill="none" draw:stroke="solid" svg:stroke-width="0.00694in" svg:stroke-color="#385723" draw:marker-end="a492" svg:stroke-opacity="100%" draw:stroke-linejoin="miter" svg:stroke-linecap="butt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5">
      <style:graphic-properties draw:fill="none" draw:stroke="solid" svg:stroke-width="0.00694in" svg:stroke-color="#4472c4" draw:marker-end="a494" svg:stroke-opacity="100%" draw:stroke-linejoin="miter" svg:stroke-linecap="butt"/>
    </style:style>
    <style:style style:family="graphic" style:name="a538">
      <style:graphic-properties draw:fill="none" draw:stroke="solid" svg:stroke-width="0.00694in" svg:stroke-color="#ff0000" draw:marker-end="a537" svg:stroke-opacity="100%" draw:stroke-linejoin="miter" svg:stroke-linecap="butt"/>
    </style:style>
    <style:style style:family="graphic" style:name="a497">
      <style:graphic-properties draw:fill="none" draw:stroke="solid" svg:stroke-width="0.00694in" svg:stroke-color="#4472c4" draw:marker-end="a496" svg:stroke-opacity="100%" draw:stroke-linejoin="miter" svg:stroke-linecap="butt"/>
    </style:style>
    <style:style style:family="graphic" style:name="a499">
      <style:graphic-properties draw:fill="none" draw:stroke="solid" svg:stroke-width="0.00694in" svg:stroke-color="#4472c4" draw:marker-end="a498" svg:stroke-opacity="100%" draw:stroke-linejoin="miter" svg:stroke-linecap="butt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draw:fill="none" draw:stroke="solid" svg:stroke-width="0.00694in" svg:stroke-color="#ff0000" draw:marker-end="a539" svg:stroke-opacity="100%" draw:stroke-linejoin="miter" svg:stroke-linecap="butt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2">
      <style:graphic-properties draw:fill="none" draw:stroke="solid" svg:stroke-width="0.00694in" svg:stroke-color="#ff0000" draw:marker-end="a541" svg:stroke-opacity="100%" draw:stroke-linejoin="miter" svg:stroke-linecap="butt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draw:fill="none" draw:stroke="solid" svg:stroke-width="0.00694in" svg:stroke-color="#ff0000" draw:marker-end="a543" svg:stroke-opacity="100%" draw:stroke-linejoin="miter" svg:stroke-linecap="butt"/>
    </style:style>
    <style:style style:family="graphic" style:name="a546">
      <style:graphic-properties draw:fill="none" draw:stroke="solid" svg:stroke-width="0.00694in" svg:stroke-color="#ff0000" draw:marker-end="a545" svg:stroke-opacity="100%" draw:stroke-linejoin="miter" svg:stroke-linecap="butt"/>
    </style:style>
    <style:style style:family="graphic" style:name="a548">
      <style:graphic-properties draw:fill="none" draw:stroke="solid" svg:stroke-width="0.00694in" svg:stroke-color="#ff0000" draw:marker-end="a547" svg:stroke-opacity="100%" draw:stroke-linejoin="miter" svg:stroke-linecap="butt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0">
      <style:graphic-properties draw:fill="none" draw:stroke="solid" svg:stroke-width="0.00694in" svg:stroke-color="#ff0000" draw:marker-end="a549" svg:stroke-opacity="100%" draw:stroke-linejoin="miter" svg:stroke-linecap="butt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2038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4472c4" svg:stroke-opacity="100%" draw:auto-grow-width="false" draw:auto-grow-heigh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none" draw:stroke="solid" svg:stroke-width="0.00694in" svg:stroke-color="#4472c4" draw:marker-end="a500" svg:stroke-opacity="100%" draw:stroke-linejoin="miter" svg:stroke-linecap="butt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draw:fill="none" draw:stroke="solid" svg:stroke-width="0.00694in" svg:stroke-color="#4472c4" draw:marker-end="a502" svg:stroke-opacity="100%" draw:stroke-linejoin="miter" svg:stroke-linecap="butt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draw:fill="none" draw:stroke="solid" svg:stroke-width="0.00694in" svg:stroke-color="#4472c4" draw:marker-end="a504" svg:stroke-opacity="100%" draw:stroke-linejoin="miter" svg:stroke-linecap="butt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draw:fill="none" draw:stroke="solid" svg:stroke-width="0.00694in" svg:stroke-color="#4472c4" draw:marker-end="a506" svg:stroke-opacity="100%" draw:stroke-linejoin="miter" svg:stroke-linecap="butt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4472c4" svg:stroke-opacity="100%" draw:auto-grow-width="false" draw:auto-grow-heigh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draw:fill="none" draw:stroke="solid" svg:stroke-width="0.00694in" svg:stroke-color="#ff0000" draw:marker-end="a508" svg:stroke-opacity="100%" draw:stroke-linejoin="miter" svg:stroke-linecap="butt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a-de-título" presentation:presentation-page-layout-name="Master1-PPL1" draw:id="Slide-256">
        <draw:frame draw:id="id63" presentation:style-name="a381" draw:name="Título 1" svg:x="-1.12715in" svg:y="1.44501in" svg:width="0.78007in" svg:height="0.98627in" presentation:class="title" presentation:placeholder="true">
          <draw:text-box/>
          <svg:title/>
          <svg:desc/>
        </draw:frame>
        <draw:custom-shape svg:x="2.58763in" svg:y="1.05155in" svg:width="7.86598in" svg:height="5.22102in" draw:id="id64" draw:style-name="a384" draw:name="Rectángulo 22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presentation:style-name="a385" draw:name="Subtítulo 2" svg:x="-1.30412in" svg:y="3.25828in" svg:width="0.78007in" svg:height="0.4833in" presentation:class="subtitle" presentation:placeholder="true">
          <draw:text-box/>
          <svg:title/>
          <svg:desc/>
        </draw:frame>
        <draw:custom-shape svg:x="2.87629in" svg:y="1.35052in" svg:width="3.64605in" svg:height="0.58763in" draw:id="id66" draw:style-name="a389" draw:name="Rectángulo 5">
          <svg:title/>
          <svg:desc/>
          <text:p text:style-name="a388" text:class-names="" text:cond-style-name=""><text:span text:style-name="a386" text:class-names="">Nombre</text:span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7629in" svg:y="1.93814in" svg:width="3.64605in" svg:height="0.58763in" draw:id="id67" draw:style-name="a393" draw:name="Rectángulo 6">
          <svg:title/>
          <svg:desc/>
          <text:p text:style-name="a392" text:class-names="" text:cond-style-name=""><text:span text:style-name="a390" text:class-names="">Primer Apellido</text:span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7629in" svg:y="2.51478in" svg:width="3.64605in" svg:height="0.58763in" draw:id="id68" draw:style-name="a397" draw:name="Rectángulo 7">
          <svg:title/>
          <svg:desc/>
          <text:p text:style-name="a396" text:class-names="" text:cond-style-name=""><text:span text:style-name="a394" text:class-names="">Segundo Apellido</text:span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7629in" svg:y="3.10241in" svg:width="3.64605in" svg:height="0.58763in" draw:id="id69" draw:style-name="a401" draw:name="Rectángulo 8">
          <svg:title/>
          <svg:desc/>
          <text:p text:style-name="a400" text:class-names="" text:cond-style-name=""><text:span text:style-name="a398" text:class-names="">Empresa</text:span><text:span text:style-name="a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7629in" svg:y="3.69003in" svg:width="3.64605in" svg:height="0.58763in" draw:id="id70" draw:style-name="a405" draw:name="Rectángulo 9">
          <svg:title/>
          <svg:desc/>
          <text:p text:style-name="a404" text:class-names="" text:cond-style-name=""><text:span text:style-name="a402" text:class-names="">Email</text:span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7629in" svg:y="4.27766in" svg:width="3.64605in" svg:height="0.58763in" draw:id="id71" draw:style-name="a409" draw:name="Rectángulo 10">
          <svg:title/>
          <svg:desc/>
          <text:p text:style-name="a408" text:class-names="" text:cond-style-name=""><text:span text:style-name="a406" text:class-names="">Acompañantes</text:span><text:span text:style-name="a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7629in" svg:y="4.8543in" svg:width="3.64605in" svg:height="0.58763in" draw:id="id72" draw:style-name="a413" draw:name="Rectángulo 11">
          <svg:title/>
          <svg:desc/>
          <text:p text:style-name="a412" text:class-names="" text:cond-style-name=""><text:span text:style-name="a410" text:class-names="">Observaciones</text:span><text:span text:style-name="a4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2233in" svg:y="1.35052in" svg:width="3.64605in" svg:height="0.58763in" draw:id="id73" draw:style-name="a416" draw:name="Rectángulo 13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2233in" svg:y="1.93814in" svg:width="3.64605in" svg:height="0.58763in" draw:id="id74" draw:style-name="a419" draw:name="Rectángulo 14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2233in" svg:y="2.51478in" svg:width="3.64605in" svg:height="0.58763in" draw:id="id75" draw:style-name="a422" draw:name="Rectángulo 15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2233in" svg:y="3.10241in" svg:width="3.64605in" svg:height="0.58763in" draw:id="id76" draw:style-name="a425" draw:name="Rectángulo 16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2233in" svg:y="3.69003in" svg:width="3.64605in" svg:height="0.58763in" draw:id="id77" draw:style-name="a428" draw:name="Rectángulo 17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2233in" svg:y="4.27766in" svg:width="3.64605in" svg:height="0.58763in" draw:id="id78" draw:style-name="a431" draw:name="Rectángulo 18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2233in" svg:y="4.8543in" svg:width="3.64605in" svg:height="0.58763in" draw:id="id79" draw:style-name="a434" draw:name="Rectángulo 19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7629in" svg:y="5.44193in" svg:width="3.64605in" svg:height="0.58763in" draw:id="id80" draw:style-name="a437" draw:name="Rectángulo 20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draw:style-name="a441" draw:name="CuadroTexto 23" svg:x="3.86903in" svg:y="0.35383in" svg:width="4.95781in" svg:height="0.40391in">
          <draw:text-box>
            <text:p text:style-name="a440" text:class-names="" text:cond-style-name=""><text:span text:style-name="a438" text:class-names="">Esquema Estructural de la Interfaz de Reserva</text:span><text:span text:style-name="a439" text:class-names=""/></text:p>
          </draw:text-box>
          <svg:title/>
          <svg:desc/>
        </draw:frame>
        <draw:custom-shape svg:x="6.52233in" svg:y="5.43093in" svg:width="3.64605in" svg:height="0.58763in" draw:id="id82" draw:style-name="a444" draw:name="Rectángulo 26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2233in" svg:y="1.35052in" svg:width="3.64605in" svg:height="4.6878in" draw:id="id83" draw:style-name="a447" draw:name="Rectángulo 25">
          <svg:title/>
          <svg:desc/>
          <text:p text:style-name="a446" text:class-names="" text:cond-style-name=""><text:span text:style-name="a4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7629in" svg:y="1.35052in" svg:width="3.64605in" svg:height="4.6878in" draw:id="id84" draw:style-name="a450" draw:name="Rectángulo 24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style-name="a457" draw:name="CuadroTexto 28" svg:x="0.09373in" svg:y="2.14649in" svg:width="1.96564in" svg:height="2.22148in">
          <draw:text-box>
            <text:p text:style-name="a456" text:class-names="" text:cond-style-name=""><text:span text:style-name="a451" text:class-names="">Columna 0: Etiquetas<text:s text:c="1"/></text:span><text:span text:style-name="a452" text:class-names="">informativas<text:s text:c="1"/></text:span><text:span text:style-name="a453" text:class-names="">(</text:span><text:span text:style-name="a454" text:class-names="">Labels</text:span><text:span text:style-name="a455" text:class-names="">) alineadas a la izquierda para guiar al usuario</text:span></text:p>
          </draw:text-box>
          <svg:title/>
          <svg:desc/>
        </draw:frame>
        <draw:frame draw:id="id86" draw:style-name="a466" draw:name="CuadroTexto 30" svg:x="10.83419in" svg:y="0.73269in" svg:width="2.22852in" svg:height="1.91855in">
          <draw:text-box>
            <text:p text:style-name="a465" text:class-names="" text:cond-style-name=""><text:span text:style-name="a458" text:class-names="">Columna 1 (</text:span><text:span text:style-name="a459" text:class-names="">Sup</text:span><text:span text:style-name="a460" text:class-names="">): Campos de texto simple (</text:span><text:span text:style-name="a461" text:class-names="">TextFields</text:span><text:span text:style-name="a462" text:class-names="">) para datos personales. El Email incluye<text:s text:c="1"/></text:span><text:span text:style-name="a463" text:class-names="">placeholder</text:span><text:span text:style-name="a464" text:class-names=""/></text:p>
          </draw:text-box>
          <svg:title/>
          <svg:desc/>
        </draw:frame>
        <draw:frame draw:id="id87" draw:style-name="a471" draw:name="CuadroTexto 32" svg:x="10.83419in" svg:y="2.8376in" svg:width="2.22852in" svg:height="2.22524in">
          <draw:text-box>
            <text:p text:style-name="a470" text:class-names="" text:cond-style-name=""><text:span text:style-name="a467" text:class-names="">Control numérico restringido (</text:span><text:span text:style-name="a468" text:class-names="">Spinner</text:span><text:span text:style-name="a469" text:class-names="">) para 'Acompañantes' (Min: 0, Max: 10) para evitar errores de entrada.</text:span></text:p>
          </draw:text-box>
          <svg:title/>
          <svg:desc/>
        </draw:frame>
        <draw:frame draw:id="id88" draw:style-name="a476" draw:name="CuadroTexto 34" svg:x="10.83419in" svg:y="5.20618in" svg:width="2.22852in" svg:height="1.61563in">
          <draw:text-box>
            <text:p text:style-name="a475" text:class-names="" text:cond-style-name=""><text:span text:style-name="a472" text:class-names="">Área de texto multilínea (</text:span><text:span text:style-name="a473" text:class-names="">TextArea</text:span><text:span text:style-name="a474" text:class-names="">) para observaciones extensas</text:span></text:p>
          </draw:text-box>
          <svg:title/>
          <svg:desc/>
        </draw:frame>
        <draw:frame draw:id="id89" draw:style-name="a483" draw:name="CuadroTexto 36" svg:x="5.07413in" svg:y="6.62595in" svg:width="4.71736in" svg:height="0.70684in">
          <draw:text-box>
            <text:p text:style-name="a482" text:class-names="" text:cond-style-name=""><text:span text:style-name="a477" text:class-names="">Botón de Acción (</text:span><text:span text:style-name="a478" text:class-names="">Button</text:span><text:span text:style-name="a479" text:class-names="">) que dispara el evento<text:s text:c="1"/></text:span><text:span text:style-name="a480" text:class-names="">reservar()</text:span><text:span text:style-name="a481" text:class-names=""><text:s text:c="1"/>y valida el formulario</text:span></text:p>
          </draw:text-box>
          <svg:title/>
          <svg:desc/>
        </draw:frame>
        <draw:frame draw:id="id90" draw:style-name="a489" draw:name="CuadroTexto 38" svg:x="0.27062in" svg:y="5.93525in" svg:width="1.57314in" svg:height="1.3127in">
          <draw:text-box>
            <text:p text:style-name="a488" text:class-names="" text:cond-style-name=""><text:span text:style-name="a484" text:class-names="">Espaciado<text:s text:c="1"/></text:span><text:span text:style-name="a485" text:class-names="">padding</text:span><text:span text:style-name="a486" text:class-names=""><text:s text:c="1"/>para el contorno de la interfaz</text:span><text:span text:style-name="a487" text:class-names=""/></text:p>
          </draw:text-box>
          <svg:title/>
          <svg:desc/>
        </draw:frame>
        <draw:connector draw:type="line" svg:x1="1.84376in" svg:y1="6.5916in" draw:start-shape="id90" draw:start-glue-point="1" svg:x2="2.69892in" svg:y2="5.03624in" draw:id="id91" draw:style-name="a491" draw:name="Conector recto de flecha 40">
          <svg:title/>
          <svg:desc/>
        </draw:connector>
        <draw:connector draw:type="line" svg:x1="1.84376in" svg:y1="6.5916in" draw:start-shape="id90" draw:start-glue-point="1" svg:x2="3.65591in" svg:y2="6.14391in" draw:id="id92" draw:style-name="a493" draw:name="Conector recto de flecha 41">
          <svg:title/>
          <svg:desc/>
        </draw:connector>
        <draw:connector draw:type="line" svg:x1="2.05937in" svg:y1="3.25723in" draw:start-shape="id85" draw:start-glue-point="1" svg:x2="3.50538in" svg:y2="2.13772in" draw:id="id93" draw:style-name="a495" draw:name="Conector recto de flecha 44">
          <svg:title/>
          <svg:desc/>
        </draw:connector>
        <draw:connector draw:type="line" svg:x1="2.05937in" svg:y1="3.25723in" draw:start-shape="id85" draw:start-glue-point="1" svg:x2="3.41935in" svg:y2="1.67195in" draw:id="id94" draw:style-name="a497" draw:name="Conector recto de flecha 48">
          <svg:title/>
          <svg:desc/>
        </draw:connector>
        <draw:connector draw:type="line" svg:x1="2.05937in" svg:y1="3.25723in" draw:start-shape="id85" draw:start-glue-point="1" svg:x2="3.50538in" svg:y2="2.81476in" draw:id="id95" draw:style-name="a499" draw:name="Conector recto de flecha 52">
          <svg:title/>
          <svg:desc/>
        </draw:connector>
        <draw:connector draw:type="line" svg:x1="2.05937in" svg:y1="3.25723in" draw:start-shape="id85" draw:start-glue-point="1" svg:x2="3.50538in" svg:y2="3.37101in" draw:id="id96" draw:style-name="a501" draw:name="Conector recto de flecha 55">
          <svg:title/>
          <svg:desc/>
        </draw:connector>
        <draw:connector draw:type="line" svg:x1="2.05937in" svg:y1="3.25723in" draw:start-shape="id85" draw:start-glue-point="1" svg:x2="3.41935in" svg:y2="4.00906in" draw:id="id97" draw:style-name="a503" draw:name="Conector recto de flecha 58">
          <svg:title/>
          <svg:desc/>
        </draw:connector>
        <draw:connector draw:type="line" svg:x1="2.05937in" svg:y1="3.25723in" draw:start-shape="id85" draw:start-glue-point="1" svg:x2="3.41935in" svg:y2="4.57663in" draw:id="id98" draw:style-name="a505" draw:name="Conector recto de flecha 61">
          <svg:title/>
          <svg:desc/>
        </draw:connector>
        <draw:connector draw:type="line" svg:x1="2.05937in" svg:y1="3.25723in" draw:start-shape="id85" draw:start-glue-point="1" svg:x2="3.31183in" svg:y2="5.18432in" draw:id="id99" draw:style-name="a507" draw:name="Conector recto de flecha 64">
          <svg:title/>
          <svg:desc/>
        </draw:connector>
        <draw:connector draw:type="line" svg:x1="10.83419in" svg:y1="3.95022in" draw:start-shape="id87" draw:start-glue-point="3" svg:x2="9.07527in" svg:y2="4.54949in" draw:id="id100" draw:style-name="a509" draw:name="Conector recto de flecha 75">
          <svg:title/>
          <svg:desc/>
        </draw:connector>
        <draw:custom-shape svg:x="7.66667in" svg:y="5.58655in" svg:width="1.44811in" svg:height="0.33256in" draw:id="id101" draw:style-name="a514" draw:name="Rectángulo: esquinas redondeadas 92">
          <svg:title/>
          <svg:desc/>
          <text:p text:style-name="a513" text:class-names="" text:cond-style-name=""><text:span text:style-name="a510" text:class-names="">Reserva</text:span><text:span text:style-name="a511" text:class-names="">r</text:span><text:span text:style-name="a5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84946in" svg:y="1.55914in" svg:width="3.02151in" svg:height="0.26476in" draw:id="id102" draw:style-name="a517" draw:name="Rectángulo 95">
          <svg:title/>
          <svg:desc/>
          <text:p text:style-name="a516" text:class-names="" text:cond-style-name=""><text:span text:style-name="a5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4946in" svg:y="2.0918in" svg:width="3.02151in" svg:height="0.26476in" draw:id="id103" draw:style-name="a520" draw:name="Rectángulo 96">
          <svg:title/>
          <svg:desc/>
          <text:p text:style-name="a519" text:class-names="" text:cond-style-name=""><text:span text:style-name="a5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6317in" svg:y="2.651in" svg:width="3.02151in" svg:height="0.26476in" draw:id="id104" draw:style-name="a523" draw:name="Rectángulo 97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6317in" svg:y="3.18365in" svg:width="3.02151in" svg:height="0.26476in" draw:id="id105" draw:style-name="a526" draw:name="Rectángulo 98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6317in" svg:y="3.88902in" svg:width="3.02151in" svg:height="0.26476in" draw:id="id106" draw:style-name="a530" draw:name="Rectángulo 99">
          <svg:title/>
          <svg:desc/>
          <text:p text:style-name="a529" text:class-names="" text:cond-style-name=""><text:span text:style-name="a527" text:class-names="">xxxx@xxxx.es</text:span><text:span text:style-name="a5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0602in" svg:y="4.89568in" svg:width="3.02151in" svg:height="0.51093in" draw:id="id107" draw:style-name="a533" draw:name="Rectángulo 100">
          <svg:title/>
          <svg:desc/>
          <text:p text:style-name="a532" text:class-names="" text:cond-style-name=""><text:span text:style-name="a5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361in" svg:y="4.40154in" svg:width="1.85859in" svg:height="0.30736in" draw:id="id108" draw:style-name="a536" draw:name="Rectángulo 101">
          <svg:title/>
          <svg:desc/>
          <text:p text:style-name="a535" text:class-names="" text:cond-style-name=""><text:span text:style-name="a5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46511in" svg:y1="6.64191in" svg:x2="7.82741in" svg:y2="5.7953in" draw:id="id109" draw:style-name="a538" draw:name="Conector recto de flecha 69">
          <svg:title/>
          <svg:desc/>
        </draw:connector>
        <draw:connector draw:type="line" svg:x1="10.83419in" svg:y1="6.014in" draw:start-shape="id88" draw:start-glue-point="3" svg:x2="8.88101in" svg:y2="5.15911in" draw:id="id110" draw:style-name="a540" draw:name="Conector recto de flecha 72">
          <svg:title/>
          <svg:desc/>
        </draw:connector>
        <draw:connector draw:type="line" svg:x1="10.85061in" svg:y1="1.67501in" svg:x2="9.37634in" svg:y2="4.04341in" draw:id="id111" draw:style-name="a542" draw:name="Conector recto de flecha 78">
          <svg:title/>
          <svg:desc/>
        </draw:connector>
        <draw:connector draw:type="line" svg:x1="10.83419in" svg:y1="1.69197in" draw:start-shape="id86" draw:start-glue-point="3" svg:x2="9.05884in" svg:y2="2.8266in" draw:id="id112" draw:style-name="a544" draw:name="Conector recto de flecha 83">
          <svg:title/>
          <svg:desc/>
        </draw:connector>
        <draw:connector draw:type="line" svg:x1="10.83419in" svg:y1="1.69197in" draw:start-shape="id86" draw:start-glue-point="3" svg:x2="9.05884in" svg:y2="2.23196in" draw:id="id113" draw:style-name="a546" draw:name="Conector recto de flecha 86">
          <svg:title/>
          <svg:desc/>
        </draw:connector>
        <draw:connector draw:type="line" svg:x1="10.83419in" svg:y1="1.69197in" draw:start-shape="id86" draw:start-glue-point="3" svg:x2="9.05884in" svg:y2="1.67796in" draw:id="id114" draw:style-name="a548" draw:name="Conector recto de flecha 89">
          <svg:title/>
          <svg:desc/>
        </draw:connector>
        <draw:connector draw:type="line" svg:x1="10.83419in" svg:y1="1.69197in" draw:start-shape="id86" draw:start-glue-point="3" svg:x2="9.07527in" svg:y2="3.43146in" draw:id="id115" draw:style-name="a550" draw:name="Conector recto de flecha 80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541" svg:viewBox="0 0 20 30" svg:d="m10 0-10 30h20z"/>
    <draw:marker draw:name="a537" svg:viewBox="0 0 20 30" svg:d="m10 0-10 30h20z"/>
    <draw:marker draw:name="a543" svg:viewBox="0 0 20 30" svg:d="m10 0-10 30h20z"/>
    <draw:marker draw:name="a490" svg:viewBox="0 0 20 30" svg:d="m10 0-10 30h20z"/>
    <draw:marker draw:name="a539" svg:viewBox="0 0 20 30" svg:d="m10 0-10 30h20z"/>
    <draw:marker draw:name="a545" svg:viewBox="0 0 20 30" svg:d="m10 0-10 30h20z"/>
    <draw:marker draw:name="a492" svg:viewBox="0 0 20 30" svg:d="m10 0-10 30h20z"/>
    <draw:marker draw:name="a547" svg:viewBox="0 0 20 30" svg:d="m10 0-10 30h20z"/>
    <draw:marker draw:name="a494" svg:viewBox="0 0 20 30" svg:d="m10 0-10 30h20z"/>
    <draw:marker draw:name="a549" svg:viewBox="0 0 20 30" svg:d="m10 0-10 30h20z"/>
    <draw:marker draw:name="a496" svg:viewBox="0 0 20 30" svg:d="m10 0-10 30h20z"/>
    <draw:marker draw:name="a498" svg:viewBox="0 0 20 30" svg:d="m10 0-10 30h20z"/>
    <draw:marker draw:name="a500" svg:viewBox="0 0 20 30" svg:d="m10 0-10 30h20z"/>
    <draw:marker draw:name="a502" svg:viewBox="0 0 20 30" svg:d="m10 0-10 30h20z"/>
    <draw:marker draw:name="a504" svg:viewBox="0 0 20 30" svg:d="m10 0-10 30h20z"/>
    <draw:marker draw:name="a506" svg:viewBox="0 0 20 30" svg:d="m10 0-10 30h20z"/>
    <draw:marker draw:name="a50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los estilos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los estilos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los estilos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los estilos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los estilos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Alejandro Muñoz de la Sierra</meta:initial-creator>
    <dc:creator>Alejandro Muñoz de la Sierra</dc:creator>
    <meta:creation-date>2025-12-25T19:09:36Z</meta:creation-date>
    <dc:date>2025-12-25T20:48:49Z</dc:date>
    <meta:editing-cycles>1</meta:editing-cycles>
    <meta:editing-duration>PT5952S</meta:editing-duration>
    <meta:document-statistic meta:paragraph-count="16" meta:word-count="116"/>
  </office:meta>
</office:document-meta>
</file>